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48f" officeooo:paragraph-rsid="0015b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is is my rep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0:49:11.651117343</meta:creation-date>
    <dc:date>2016-08-31T10:49:30.895608311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18" meta:non-whitespace-character-count="13"/>
    <meta:generator>LibreOffice/4.2.8.2$Linux_X86_64 LibreOffice_project/420m0$Build-2</meta:generator>
  </office:meta>
</office:document-meta>
</file>